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5cc64" officeooo:paragraph-rsid="0035cc64"/>
    </style:style>
    <style:style style:name="P2" style:family="paragraph" style:parent-style-name="Standard">
      <style:text-properties style:font-name="Linux Libertine O" officeooo:rsid="0035cc64" officeooo:paragraph-rsid="003df137"/>
    </style:style>
    <style:style style:name="P3" style:family="paragraph" style:parent-style-name="Standard">
      <style:text-properties style:font-name="Linux Libertine O" officeooo:rsid="002dda6f" officeooo:paragraph-rsid="0035cc64"/>
    </style:style>
    <style:style style:name="P4" style:family="paragraph" style:parent-style-name="Standard">
      <style:text-properties style:font-name="Linux Libertine O" officeooo:rsid="0046cef9" officeooo:paragraph-rsid="0046cef9"/>
    </style:style>
    <style:style style:name="P5" style:family="paragraph" style:parent-style-name="Standard">
      <style:text-properties style:font-name="Linux Libertine O" officeooo:rsid="0043dfda" officeooo:paragraph-rsid="0043dfda"/>
    </style:style>
    <style:style style:name="P6" style:family="paragraph" style:parent-style-name="Standard">
      <style:text-properties style:font-name="Linux Libertine O" officeooo:rsid="0045db25" officeooo:paragraph-rsid="0045db25"/>
    </style:style>
    <style:style style:name="P7" style:family="paragraph" style:parent-style-name="Heading">
      <style:text-properties officeooo:rsid="0043dfda" officeooo:paragraph-rsid="0045db25"/>
    </style:style>
    <style:style style:name="P8" style:family="paragraph" style:parent-style-name="Standard">
      <style:text-properties officeooo:rsid="0043dfda" officeooo:paragraph-rsid="0043dfda"/>
    </style:style>
    <style:style style:name="P9" style:family="paragraph" style:parent-style-name="Standard">
      <style:text-properties officeooo:rsid="0035cc64" officeooo:paragraph-rsid="0035cc64"/>
    </style:style>
    <style:style style:name="P10" style:family="paragraph" style:parent-style-name="Standard">
      <style:text-properties officeooo:paragraph-rsid="002dda6f"/>
    </style:style>
    <style:style style:name="P11" style:family="paragraph" style:parent-style-name="Standard">
      <style:text-properties officeooo:rsid="0045db25" officeooo:paragraph-rsid="0046746c"/>
    </style:style>
    <style:style style:name="P12" style:family="paragraph" style:parent-style-name="Standard">
      <style:text-properties officeooo:rsid="0046cef9" officeooo:paragraph-rsid="0046cef9"/>
    </style:style>
    <style:style style:name="P13" style:family="paragraph" style:parent-style-name="Standard">
      <style:text-properties style:font-name="Linux Libertine O" officeooo:rsid="0035cc64" officeooo:paragraph-rsid="002dda6f"/>
    </style:style>
    <style:style style:name="P14" style:family="paragraph" style:parent-style-name="Standard">
      <style:text-properties style:font-name="Linux Libertine O" officeooo:rsid="0046746c" officeooo:paragraph-rsid="0046cef9"/>
    </style:style>
    <style:style style:name="P15" style:family="paragraph" style:parent-style-name="Standard">
      <style:text-properties style:font-name="Linux Libertine O" officeooo:rsid="0046746c" officeooo:paragraph-rsid="0046746c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dfda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5db25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2cbf47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5cc64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425d94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45db25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e0b22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fo:font-weight="bold" officeooo:rsid="0043dfda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style:font-name="Linux Libertine O"/>
    </style:style>
    <style:style style:name="T12" style:family="text">
      <style:text-properties style:font-name="Linux Libertine O" officeooo:rsid="002dda6f"/>
    </style:style>
    <style:style style:name="T13" style:family="text">
      <style:text-properties style:font-name="Linux Libertine O" officeooo:rsid="0035cc64"/>
    </style:style>
    <style:style style:name="T14" style:family="text">
      <style:text-properties style:font-name="Linux Libertine O" officeooo:rsid="00425d94"/>
    </style:style>
    <style:style style:name="T15" style:family="text">
      <style:text-properties style:font-name="Linux Libertine O" officeooo:rsid="0043dfda"/>
    </style:style>
    <style:style style:name="T16" style:family="text">
      <style:text-properties style:font-name="Linux Libertine O" officeooo:rsid="0046746c"/>
    </style:style>
    <style:style style:name="T17" style:family="text">
      <style:text-properties style:font-name="Linux Libertine O" officeooo:rsid="00481fe9"/>
    </style:style>
    <style:style style:name="T18" style:family="text">
      <style:text-properties officeooo:rsid="0046746c"/>
    </style:style>
    <style:style style:name="T19" style:family="text">
      <style:text-properties officeooo:rsid="0045db25"/>
    </style:style>
    <style:style style:name="T20" style:family="text">
      <style:text-properties officeooo:rsid="00481f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0">Masala</text:span><text:span text:style-name="T9"> curry</text:span><text:span text:style-name="T4"> (</text:span><text:span text:style-name="T8">4</text:span><text:span text:style-name="T4"> portions; </text:span><text:span text:style-name="T7">1</text:span><text:span text:style-name="T6">½</text:span><text:span text:style-name="T5"> hr</text:span><text:span text:style-name="T6">s</text:span><text:span text:style-name="T4">)</text:span></text:h>
      <text:p text:style-name="P9"><text:span text:style-name="T14">Adapted f</text:span><text:span text:style-name="T11">rom </text:span><text:a xlink:type="simple" xlink:href="https://www.bbc.co.uk/food/recipes/simple_chicken_curry_09881" text:style-name="Internet_20_link" text:visited-style-name="Visited_20_Internet_20_Link"><text:span text:style-name="T11">https://www.bbc.co.uk/food/recipes/simple_chicken_curry_09881</text:span></text:a></text:p>
      <text:p text:style-name="P1"/>
      <text:p text:style-name="Heading"><text:span text:style-name="T1">For the </text:span><text:span text:style-name="T2">chicken</text:span></text:p>
      <text:p text:style-name="P5">320g <text:span text:style-name="T19">boneless </text:span>chicken thighs</text:p>
      <text:p text:style-name="P5"/>
      <text:p text:style-name="P5">1 heaped tsp madras curry powder</text:p>
      <text:p text:style-name="P5">1 tsp garam masala</text:p>
      <text:p text:style-name="P5"/>
      <text:p text:style-name="P6">salt to taste</text:p>
      <text:p text:style-name="P5"/>
      <text:p text:style-name="P5"/>
      <text:p text:style-name="P6">Trim the chicken and cut into a few large chunks. Add a bit of sa<text:span text:style-name="T18">l</text:span>t and the spices and leave to marinade, preferably overnight.</text:p>
      <text:p text:style-name="P8"/>
      <text:p text:style-name="P7"><text:span text:style-name="T1">For the c</text:span><text:span text:style-name="T3">urry</text:span></text:p>
      <text:p text:style-name="P10"><text:span text:style-name="T17">5</text:span><text:span text:style-name="T12"> tbsp </text:span><text:span text:style-name="T13">olive oil, more as needed</text:span></text:p>
      <text:p text:style-name="P13"/>
      <text:p text:style-name="P2"><text:span text:style-name="T20">1 rounded </text:span><text:span text:style-name="T18">tsp</text:span> madras curry powder</text:p>
      <text:p text:style-name="P4"><text:span text:style-name="T20">2</text:span> tsp garam masala</text:p>
      <text:p text:style-name="P4">1 tsp turmeric</text:p>
      <text:p text:style-name="P4">1 tsp salt</text:p>
      <text:p text:style-name="P4">pinch of black pepper</text:p>
      <text:p text:style-name="P14">3 large cloves garlic</text:p>
      <text:p text:style-name="P14">1 block frozen garlic</text:p>
      <text:p text:style-name="P3"/>
      <text:p text:style-name="P11"><text:span text:style-name="T13">3 </text:span><text:span text:style-name="T11">onions (red or white, </text:span><text:span text:style-name="T16">500g min)</text:span></text:p>
      <text:p text:style-name="P12"><text:span text:style-name="T16">4</text:span><text:span text:style-name="T11">50g potatoes (baby potatoes work well)</text:span></text:p>
      <text:p text:style-name="P15"/>
      <text:p text:style-name="P4">1 tin chickpeas</text:p>
      <text:p text:style-name="P4">1 stock cube or pot</text:p>
      <text:p text:style-name="P4"/>
      <text:p text:style-name="P4"/>
      <text:p text:style-name="P4">Peel and chop the onions into large slices, and roughly chop the garlic. Scrub the potato but no need to peel.</text:p>
      <text:p text:style-name="P4"/>
      <text:p text:style-name="P4">Heat the oil in the pan, add the spices and garlic, and fry for 30 seconds. Add the chicken and fry for a few minutes till sealed, then add the onion. While these are frying, halve the baby potatoes (or cut into similar-size pieces if using normal potatoes).</text:p>
      <text:p text:style-name="P4"/>
      <text:p text:style-name="P4">Add the chopped potato and cook for 10 min with the lid on.</text:p>
      <text:p text:style-name="P4"/>
      <text:p text:style-name="P4">Boil the kettle, and add the stock, chickpeas including water from the tin, and 500ml hot water. Simmer for 45 mi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12:28.222663161</dc:date>
    <meta:editing-duration>PT1H56M11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16" meta:character-count="1171" meta:non-whitespace-character-count="981"/>
  </office:meta>
</office:document-meta>
</file>